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25mm"/>
    </style:style>
    <style:style style:name="co3" style:family="table-column">
      <style:table-column-properties fo:break-before="auto" style:column-width="153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uthor(s)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(where I have it)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oseph Glascot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 model for the initiation of reaction sites during the uranium–hydrogen reaction assuming enhanced hydrogen transport through thin areas of surface oxide</text:p>
          </table:table-cell>
          <table:table-cell office:value-type="string" calcext:value-type="string">
            <text:p>Model for initiation of hydride sites; dependence on oxide thickness, diffusion coefficient and hydrogen concn in oxide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. Prussin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Generation and Distribution of Dislocations by Solute Diffusion</text:p>
          </table:table-cell>
          <table:table-cell office:value-type="string" calcext:value-type="string">
            <text:p>Lattice stresses caused by diffusion in semiconductor metals; specifically B and P into Si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.G. Varias and A.R. Massi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ydride-induced embrittlement and fracture in metals—effect of stress and temperature distribution</text:p>
          </table:table-cell>
          <table:table-cell office:value-type="string" calcext:value-type="string">
            <text:p>Model for embrittlement of metals via hydride formation, with diffusion, heat flow, linear elastic constitutive law for deformation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ul G Shewmo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Diffusion in solids (book)</text:p>
          </table:table-cell>
          <table:table-cell office:value-type="string" calcext:value-type="string">
            <text:p>Derives the equation for flux with temperature and chemical potential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ttp://www.sciencedirect.com/science/article/pii/S0022311515301008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.C.M Li and R.A. Oriani and L.S. Dark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The Thermodynamics of Stressed Solids</text:p>
          </table:table-cell>
          <table:table-cell office:value-type="string" calcext:value-type="string">
            <text:p>Model for the chemical potential, mu, used in James' thesis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.G. Varias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n <text:s/>the <text:s/>Coupling <text:s/>of <text:s/>Mass <text:s/>Diffusion <text:s/>and <text:s/>Non-Mechanical <text:s/>Energy <text:s/>Flow <text:s/>in <text:s/>Metals under Finite Deformation <text:s/></text:p>
          </table:table-cell>
          <table:table-cell office:value-type="string" calcext:value-type="string">
            <text:p>Derivation of the non-mechanical energy flow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.G. Varias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n the diffusion in solids under finite deformation</text:p>
          </table:table-cell>
          <table:table-cell office:value-type="string" calcext:value-type="string">
            <text:p>Gives an equation for conservation of mass of diffuser in deforming solid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.O. Jernkvist and A.R. Massi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lti-field modelling of hydride forming metals. Part I: Model formulation and validation</text:p>
          </table:table-cell>
          <table:table-cell office:value-type="string" calcext:value-type="string">
            <text:p>Has the same constitutive model and talks about the numerical implementation (dont know if this is any good)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.G. Varias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thematical model for Hydrogen Diffusion, Energy Flow and Hydride Formation in Zirconium under Stress</text:p>
          </table:table-cell>
          <table:table-cell office:value-type="string" calcext:value-type="string">
            <text:p>Gives the flux equation and the chemical potential formulation used in James' thesis. Gets from the 1966 Li formulation for the mu to the one used</text:p>
          </table:table-cell>
          <table:table-cell office:value-type="string" calcext:value-type="string">
            <text:p><text:a xlink:href="https://www.researchgate.net/publication/301338805_Mathematical_Model_for_Hydrogen_Diffusion_Energy_Flow_and_Hydride_Formation_in_Zirconium_under_Stress" xlink:type="simple">https://www.researchgate.net/publication/301338805_Mathematical_Model_for_Hydrogen_Diffusion_Energy_Flow_and_Hydride_Formation_in_Zirconium_under_Stress</text:a> 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. Ya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teraction between diffusion and chemical stresses</text:p>
          </table:table-cell>
          <table:table-cell/>
          <table:table-cell office:value-type="string" calcext:value-type="string">
            <text:p><text:a xlink:href="https://www.sciencedirect.com/science/article/pii/S0921509305007665" xlink:type="simple">https://www.sciencedirect.com/science/article/pii/S0921509305007665</text:a>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2:06:16.849959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ly Barker</meta:initial-creator>
    <meta:creation-date>2017-09-22T11:38:58.330743917</meta:creation-date>
    <dc:date>2018-01-17T16:50:11.647055293</dc:date>
    <dc:creator>Holly Barker</dc:creator>
    <meta:editing-duration>PT10H26M50S</meta:editing-duration>
    <meta:editing-cycles>8</meta:editing-cycles>
    <meta:generator>LibreOffice/5.0.6.2$Linux_X86_64 LibreOffice_project/00$Build-2</meta:generator>
    <meta:document-statistic meta:table-count="1" meta:cell-count="58" meta:object-count="0"/>
  </office:meta>
</office:document-meta>
</file>